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游ゴシック3" svg:font-family="游ゴシック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 table:tab-color="#ffffff"/>
    </style:style>
    <style:style style:name="ce10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12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1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16" style:family="table-cell" style:parent-style-name="Default" style:data-style-name="N112">
      <style:table-cell-properties fo:background-color="transparent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18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3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" style:family="table-cell" style:parent-style-name="Default" style:data-style-name="N0">
      <style:table-cell-properties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9" style:family="table-cell" style:parent-style-name="Default" style:data-style-name="N0">
      <style:table-cell-properties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33" style:family="table-cell" style:parent-style-name="Default" style:data-style-name="N0">
      <style:table-cell-properties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3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5" style:family="table-cell" style:parent-style-name="Default" style:data-style-name="N0">
      <style:table-cell-properties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7" style:family="table-cell" style:parent-style-name="Default" style:data-style-name="N112">
      <style:table-cell-properties fo:background-color="transparent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8" style:family="table-cell" style:parent-style-name="Default" style:data-style-name="N0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0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1" style:family="table-cell" style:parent-style-name="Default" style:data-style-name="N0">
      <style:table-cell-properties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2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3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7" style:family="table-cell" style:parent-style-name="Default" style:data-style-name="N0">
      <style:table-cell-properties fo:background-color="#f6f9d4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8" style:family="table-cell" style:parent-style-name="Default" style:data-style-name="N0">
      <style:table-cell-properties fo:background-color="#dee7e5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8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dee7e5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75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76" style:family="table-cell" style:parent-style-name="Default" style:data-style-name="N0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4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1" style:font-size-asian="10pt" style:font-name-complex="游ゴシック3" style:font-size-complex="10pt"/>
    </style:style>
    <style:style style:name="ce55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1" style:font-size-asian="10pt" style:font-size-complex="10pt"/>
    </style:style>
    <style:style style:name="ce56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游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10pt" style:language-asian="ja" style:country-asian="JP" style:font-style-asian="normal" style:font-weight-asian="normal" style:font-name-complex="游ゴシック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style:font-name-asian="游ゴシック1"/>
    </style:style>
    <style:style style:name="ce81" style:family="table-cell" style:parent-style-name="Default">
      <style:table-cell-properties fo:border-bottom="0.51pt solid #000000" fo:border-left="none" fo:border-right="none" fo:border-top="0.51pt solid #000000"/>
    </style:style>
    <style:style style:name="ce59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fo:font-size="10pt" style:font-name-asian="游ゴシック1" style:font-size-asian="10pt" style:font-size-complex="10pt"/>
    </style:style>
    <style:style style:name="ce60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style:font-name-asian="游ゴシック1"/>
    </style:style>
    <style:style style:name="ce8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fo:font-size="10pt" style:font-name-asian="游ゴシック1" style:font-size-asian="10pt" style:font-size-complex="10pt"/>
    </style:style>
    <style:style style:name="ce62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style:font-name-asian="游ゴシック1"/>
    </style:style>
    <style:style style:name="ce63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64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size-asian="10pt" style:font-size-complex="10pt"/>
    </style:style>
    <style:style style:name="ce65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游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3" style:font-size-asian="10pt" style:language-asian="ja" style:country-asian="JP" style:font-style-asian="normal" style:font-weight-asian="normal" style:font-name-complex="游ゴシック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3" style:font-size-asian="10pt" style:font-name-complex="游ゴシック3" style:font-size-complex="10pt"/>
    </style:style>
    <style:style style:name="ce67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fo:font-size="10pt" style:font-size-asian="10pt" style:font-size-complex="10pt"/>
    </style:style>
    <style:style style:name="ce68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1" fo:font-size="9pt" style:font-size-asian="9pt" style:font-size-complex="9pt"/>
    </style:style>
    <style:style style:name="ce70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96" style:family="table-cell" style:parent-style-name="Default">
      <style:table-cell-properties fo:border="0.51pt solid #000000"/>
    </style:style>
    <style:style style:name="ce72" style:family="table-cell" style:parent-style-name="Default" style:data-style-name="N0">
      <style:table-cell-properties fo:border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73" style:family="table-cell" style:parent-style-name="Default" style:data-style-name="N0">
      <style:table-cell-properties fo:border-bottom="0.51pt solid #000000" fo:border-left="none" fo:border-right="none" fo:border-top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74" style:family="table-cell" style:parent-style-name="Default" style:data-style-name="N0">
      <style:table-cell-properties fo:border-bottom="0.51pt solid #000000" fo:border-left="none" fo:border-right="0.51pt solid #000000" fo:border-top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3" table:number-columns-repeated="5" table:default-cell-style-name="ce33"/>
        <table:table-column table:style-name="co4" table:number-columns-repeated="1004" table:default-cell-style-name="ce33"/>
        <table:table-column table:style-name="co5" table:number-columns-repeated="15360"/>
        <table:table-row table:style-name="ro1">
          <table:table-cell table:style-name="ce3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9" office:value-type="string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32" office:value-type="string" calcext:value-type="string" table:number-columns-spanned="2" table:number-rows-spanned="2">
            <text:p>機能名</text:p>
          </table:table-cell>
          <table:covered-table-cell/>
          <table:table-cell table:style-name="ce43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44" office:value-type="string" calcext:value-type="string" table:number-columns-spanned="2" table:number-rows-spanned="1">
            <text:p>作成日</text:p>
          </table:table-cell>
          <table:covered-table-cell/>
          <table:table-cell table:style-name="ce45" table:formula="of:=IF([.B5]=&quot;&quot;;&quot;&quot;;[.B5])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 table:number-columns-repeated="10"/>
          <table:table-cell table:style-name="ce44" office:value-type="string" calcext:value-type="string" table:number-columns-spanned="2" table:number-rows-spanned="1">
            <text:p>更新日</text:p>
          </table:table-cell>
          <table:covered-table-cell/>
          <table:table-cell table:style-name="ce45" table:formula="of:=IF([.B5]=&quot;&quot;;&quot;&quot;;LOOKUP(10^10;[.B:.B]))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No</text:p>
          </table:table-cell>
          <table:table-cell table:style-name="ce34" office:value-type="string" calcext:value-type="string" table:number-columns-spanned="2" table:number-rows-spanned="1">
            <text:p>年月日</text:p>
          </table:table-cell>
          <table:covered-table-cell/>
          <table:table-cell table:style-name="ce34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34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date" office:date-value="2023-06-27" calcext:value-type="date" table:number-columns-spanned="2" table:number-rows-spanned="1">
            <text:p>2023/6/27</text:p>
          </table:table-cell>
          <table:covered-table-cell/>
          <table:table-cell table:style-name="ce40" office:value-type="string" calcext:value-type="string">
            <text:p>新規作成</text:p>
          </table:table-cell>
          <table:table-cell table:style-name="ce42" table:number-columns-repeated="8"/>
          <table:table-cell table:style-name="ce46"/>
          <table:table-cell table:style-name="ce50" office:value-type="string" calcext:value-type="string" table:number-columns-spanned="2" table:number-rows-spanned="1">
            <text:p>梶浦 宰</text:p>
          </table:table-cell>
          <table:covered-table-cell/>
          <table:table-cell table:number-columns-repeated="1009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/>
          <table:table-cell table:style-name="ce41" table:number-columns-repeated="10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33"/>
        </table:named-expressions>
      </table:table>
      <table:table table:name="部署情報DTO" table:style-name="ta1"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1" table:number-columns-repeated="2" table:default-cell-style-name="ce33"/>
        <table:table-column table:style-name="co2" table:number-columns-repeated="3" table:default-cell-style-name="ce33"/>
        <table:table-column table:style-name="co3" table:number-columns-repeated="5" table:default-cell-style-name="ce33"/>
        <table:table-column table:style-name="co4" table:number-columns-repeated="1004" table:default-cell-style-name="ce33"/>
        <table:table-column table:style-name="co5" table:number-columns-repeated="15360" table:default-cell-style-name="Default"/>
        <table:table-row table:style-name="ro1">
          <table:table-cell table:style-name="ce3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9" office:value-type="string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32" office:value-type="string" calcext:value-type="string" table:number-columns-spanned="2" table:number-rows-spanned="2">
            <text:p>機能名</text:p>
          </table:table-cell>
          <table:covered-table-cell/>
          <table:table-cell table:style-name="ce43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44" office:value-type="string" calcext:value-type="string" table:number-columns-spanned="2" table:number-rows-spanned="1">
            <text:p>作成日</text:p>
          </table:table-cell>
          <table:covered-table-cell/>
          <table:table-cell table:style-name="ce45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 table:number-columns-repeated="10"/>
          <table:table-cell table:style-name="ce44" office:value-type="string" calcext:value-type="string" table:number-columns-spanned="2" table:number-rows-spanned="1">
            <text:p>更新日</text:p>
          </table:table-cell>
          <table:covered-table-cell/>
          <table:table-cell table:style-name="ce45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3" table:number-rows-spanned="1">
            <text:p>クラス名（論理名）</text:p>
          </table:table-cell>
          <table:covered-table-cell table:number-columns-repeated="2" table:style-name="ce41"/>
          <table:table-cell table:style-name="ce40" office:value-type="string" calcext:value-type="string">
            <text:p>部署情報DTO</text:p>
          </table:table-cell>
          <table:table-cell table:style-name="ce42"/>
          <table:table-cell table:style-name="ce84"/>
          <table:table-cell table:style-name="ce47" office:value-type="string" calcext:value-type="string" table:number-columns-spanned="3" table:number-rows-spanned="1">
            <text:p>クラス名（物理名）</text:p>
          </table:table-cell>
          <table:covered-table-cell table:number-columns-repeated="2" table:style-name="ce41"/>
          <table:table-cell table:style-name="ce42" office:value-type="string" calcext:value-type="string">
            <text:p>Bfmk07Dto</text:p>
          </table:table-cell>
          <table:table-cell table:style-name="ce42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1">
          <table:table-cell table:style-name="ce47" office:value-type="string" calcext:value-type="string" table:number-columns-spanned="3" table:number-rows-spanned="1">
            <text:p>可視性</text:p>
          </table:table-cell>
          <table:covered-table-cell table:number-columns-repeated="2" table:style-name="ce41"/>
          <table:table-cell table:style-name="ce40" office:value-type="string" calcext:value-type="string">
            <text:p>public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1">
          <table:table-cell table:style-name="ce47" office:value-type="string" calcext:value-type="string" table:number-columns-spanned="3" table:number-rows-spanned="1">
            <text:p>実装インターフェース</text:p>
          </table:table-cell>
          <table:covered-table-cell table:number-columns-repeated="2" table:style-name="ce41"/>
          <table:table-cell table:style-name="ce40" office:value-type="string" calcext:value-type="string">
            <text:p>なし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1">
          <table:table-cell table:style-name="ce47" office:value-type="string" calcext:value-type="string" table:number-columns-spanned="3" table:number-rows-spanned="1">
            <text:p>継承</text:p>
          </table:table-cell>
          <table:covered-table-cell table:number-columns-repeated="2" table:style-name="ce41"/>
          <table:table-cell table:style-name="ce40" office:value-type="string" calcext:value-type="string">
            <text:p>なし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1">
          <table:table-cell table:style-name="Default" table:number-columns-repeated="15"/>
          <table:table-cell table:number-columns-repeated="16369"/>
        </table:table-row>
        <table:table-row table:style-name="ro1">
          <table:table-cell table:style-name="ce48" table:number-columns-spanned="2" table:number-rows-spanned="1"/>
          <table:covered-table-cell table:style-name="Default"/>
          <table:table-cell table:style-name="ce24" office:value-type="string" calcext:value-type="string">
            <text:p>No</text:p>
          </table:table-cell>
          <table:table-cell table:style-name="ce76" office:value-type="string" calcext:value-type="string" table:number-columns-spanned="3" table:number-rows-spanned="1">
            <text:p>フィールド名(論理名)</text:p>
          </table:table-cell>
          <table:covered-table-cell table:number-columns-repeated="2" table:style-name="ce41"/>
          <table:table-cell table:style-name="ce76" office:value-type="string" calcext:value-type="string" table:number-columns-spanned="3" table:number-rows-spanned="1">
            <text:p>フィールド名(物理名)</text:p>
          </table:table-cell>
          <table:covered-table-cell table:number-columns-repeated="2" table:style-name="ce41"/>
          <table:table-cell table:style-name="ce76" office:value-type="string" calcext:value-type="string">
            <text:p>型</text:p>
          </table:table-cell>
          <table:table-cell table:style-name="ce76" office:value-type="string" calcext:value-type="string">
            <text:p>桁数</text:p>
          </table:table-cell>
          <table:table-cell table:style-name="ce76" office:value-type="string" calcext:value-type="string">
            <text:p>初期値</text:p>
          </table:table-cell>
          <table:table-cell table:style-name="ce76" office:value-type="string" calcext:value-type="string" table:number-columns-spanned="3" table:number-rows-spanned="1">
            <text:p>備考</text:p>
          </table:table-cell>
          <table:covered-table-cell table:number-columns-repeated="2" table:style-name="ce41"/>
          <table:table-cell table:style-name="ce41" table:number-columns-repeated="6"/>
          <table:table-cell table:number-columns-repeated="982"/>
          <table:table-cell table:style-name="Default" table:number-columns-repeated="21"/>
          <table:table-cell table:number-columns-repeated="15360"/>
        </table:table-row>
        <table:table-row table:style-name="ro1">
          <table:table-cell table:style-name="ce49" office:value-type="string" calcext:value-type="string" table:number-columns-spanned="2" table:number-rows-spanned="19">
            <text:p>フィールド</text:p>
          </table:table-cell>
          <table:covered-table-cell table:style-name="Default"/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 table:number-columns-spanned="3" table:number-rows-spanned="1">
            <text:p>工場コード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facC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2" calcext:value-type="float">
            <text:p>2</text:p>
          </table:table-cell>
          <table:table-cell table:style-name="ce55" office:value-type="string" calcext:value-type="string" table:number-columns-spanned="3" table:number-rows-spanned="1">
            <text:p>メッセージ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messag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3" calcext:value-type="float">
            <text:p>3</text:p>
          </table:table-cell>
          <table:table-cell table:style-name="ce55" office:value-type="string" calcext:value-type="string" table:number-columns-spanned="3" table:number-rows-spanned="1">
            <text:p>所属ID</text:p>
          </table:table-cell>
          <table:covered-table-cell table:style-name="ce59"/>
          <table:covered-table-cell table:style-name="ce61"/>
          <table:table-cell table:style-name="ce65" office:value-type="string" calcext:value-type="string" table:number-columns-spanned="3" table:number-rows-spanned="1">
            <text:p>affI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4" calcext:value-type="float">
            <text:p>4</text:p>
          </table:table-cell>
          <table:table-cell table:style-name="ce55" office:value-type="string" calcext:value-type="string" table:number-columns-spanned="3" table:number-rows-spanned="1">
            <text:p>所属名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affNam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6" office:value-type="float" office:value="5" calcext:value-type="float">
            <text:p>5</text:p>
          </table:table-cell>
          <table:table-cell table:style-name="ce55" office:value-type="string" calcext:value-type="string" table:number-columns-spanned="3" table:number-rows-spanned="1">
            <text:p>ユーザーID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userI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6" calcext:value-type="float">
            <text:p>6</text:p>
          </table:table-cell>
          <table:table-cell table:style-name="ce55" office:value-type="string" calcext:value-type="string" table:number-columns-spanned="3" table:number-rows-spanned="1">
            <text:p>ユーザー名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userNam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72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3"/>
          <table:table-cell table:style-name="Default" table:number-columns-repeated="16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7" calcext:value-type="float">
            <text:p>7</text:p>
          </table:table-cell>
          <table:table-cell table:style-name="ce55" office:value-type="string" calcext:value-type="string" table:number-columns-spanned="3" table:number-rows-spanned="1">
            <text:p>現行ページ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page</text:p>
          </table:table-cell>
          <table:covered-table-cell table:style-name="ce67"/>
          <table:covered-table-cell table:style-name="ce68"/>
          <table:table-cell table:style-name="ce70" office:value-type="string" calcext:value-type="string">
            <text:p>int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1008"/>
          <table:table-cell table:style-name="Default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8" calcext:value-type="float">
            <text:p>8</text:p>
          </table:table-cell>
          <table:table-cell table:style-name="ce55" office:value-type="string" calcext:value-type="string" table:number-columns-spanned="3" table:number-rows-spanned="1">
            <text:p>部署データ合計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listDataSum</text:p>
          </table:table-cell>
          <table:covered-table-cell table:style-name="ce67"/>
          <table:covered-table-cell table:style-name="ce68"/>
          <table:table-cell table:style-name="ce70" office:value-type="string" calcext:value-type="string">
            <text:p>Integer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9" calcext:value-type="float">
            <text:p>9</text:p>
          </table:table-cell>
          <table:table-cell table:style-name="ce56" office:value-type="string" calcext:value-type="string" table:number-columns-spanned="3" table:number-rows-spanned="1">
            <text:p>最終ページ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maxPag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Integer</text:p>
          </table:table-cell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10" calcext:value-type="float">
            <text:p>10</text:p>
          </table:table-cell>
          <table:table-cell table:style-name="ce57" table:number-columns-spanned="3" table:number-rows-spanned="1"/>
          <table:covered-table-cell table:style-name="ce60"/>
          <table:covered-table-cell table:style-name="ce62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11" calcext:value-type="float">
            <text:p>11</text:p>
          </table:table-cell>
          <table:table-cell table:style-name="ce57" table:number-columns-spanned="3" table:number-rows-spanned="1"/>
          <table:covered-table-cell table:style-name="ce60"/>
          <table:covered-table-cell table:style-name="ce62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12" calcext:value-type="float">
            <text:p>12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13" calcext:value-type="float">
            <text:p>13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1">
          <table:covered-table-cell table:number-columns-repeated="2" table:style-name="Default"/>
          <table:table-cell table:style-name="ce35" office:value-type="float" office:value="14" calcext:value-type="float">
            <text:p>14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5" calcext:value-type="float">
            <text:p>15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6" calcext:value-type="float">
            <text:p>16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7" calcext:value-type="float">
            <text:p>17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8" calcext:value-type="float">
            <text:p>18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9" calcext:value-type="float">
            <text:p>19</text:p>
          </table:table-cell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75" table:number-columns-spanned="3" table:number-rows-spanned="1"/>
          <table:covered-table-cell table:style-name="ce81"/>
          <table:covered-table-cell table:style-name="ce63"/>
          <table:table-cell table:style-name="ce69"/>
          <table:table-cell table:style-name="ce96"/>
          <table:table-cell table:style-name="ce58" office:value-type="string" calcext:value-type="string">
            <text:p>--</text:p>
          </table:table-cell>
          <table:table-cell table:style-name="ce96" table:number-columns-spanned="3" table:number-rows-spanned="1"/>
          <table:covered-table-cell table:number-columns-repeated="2" table:style-name="ce81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 table:number-rows-repeated="2">
          <table:table-cell table:style-name="Default" table:number-columns-repeated="13"/>
          <table:table-cell table:number-columns-repeated="997"/>
          <table:table-cell table:style-name="Default" table:number-columns-repeated="14"/>
          <table:table-cell table:number-columns-repeated="15360"/>
        </table:table-row>
        <table:table-row table:style-name="ro2">
          <table:table-cell table:style-name="ce58" office:value-type="string" calcext:value-type="string" table:number-columns-spanned="2" table:number-rows-spanned="4">
            <text:p>補足</text:p>
          </table:table-cell>
          <table:covered-table-cell table:style-name="Default"/>
          <table:table-cell table:style-name="ce75"/>
          <table:table-cell table:style-name="ce81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75"/>
          <table:table-cell table:style-name="ce81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75"/>
          <table:table-cell table:style-name="ce81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75"/>
          <table:table-cell table:style-name="ce81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table-cell table:number-columns-repeated="1010"/>
          <table:table-cell table:style-name="Default" table:number-columns-repeated="14"/>
          <table:table-cell table:number-columns-repeated="15360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Print_Area" table:base-cell-address="$部署情報DTO.$A$1" table:cell-range-address="部署情報DTO.$A$1:部署情報DTO.$O$3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游ゴシック3" svg:font-family="游ゴシック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00/00/00</text:date>, <text:time style:data-style-name="N2" text:time-value="15:37:19.97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ページ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2-03-17T09:14:29Z</meta:creation-date>
    <dc:date>2023-08-04T15:37:53.836000000</dc:date>
    <meta:editing-cycles>44</meta:editing-cycles>
    <meta:editing-duration>PT11H21M28S</meta:editing-duration>
    <meta:document-statistic meta:table-count="2" meta:cell-count="126" meta:object-count="0"/>
  </office:meta>
</office:document-meta>
</file>